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DC00000465191266379A986CA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5" style:family="graphic" style:parent-style-name="standard">
      <style:graphic-properties draw:textarea-horizontal-align="justify" draw:textarea-vertical-align="middle" draw:auto-grow-height="false" fo:min-height="1.593cm" fo:min-width="1.342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</style:style>
    <style:style style:name="gr9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10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66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draw:fill="none" fo:min-height="0.865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_2b__20_Content-notes">
      <style:graphic-properties draw:fill-color="#ffffff" fo:min-height="13.364cm"/>
    </style:style>
    <style:style style:name="pr6" style:family="presentation" style:parent-style-name="Title_20__2b__20_Content-outline1" style:list-style-name="L2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language="en" fo:country="GB" fo:hyphenate="false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5pt" fo:language="en" fo:country="GB" fo:hyphenate="false"/>
    </style:style>
    <style:style style:name="P5" style:family="paragraph">
      <loext:graphic-properties draw:fill-color="#ffffff"/>
      <style:text-properties fo:font-size="20pt" fo:language="en" fo:country="G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8" style:family="paragraph">
      <style:paragraph-properties fo:text-align="center"/>
      <style:text-properties fo:language="en" fo:country="GB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language="en" fo:country="GB"/>
    </style:style>
    <style:style style:name="P11" style:family="paragraph">
      <loext:graphic-properties draw:fill="none" draw:fill-color="#ffffff"/>
      <style:text-properties fo:language="en" fo:country="GB"/>
    </style:style>
    <style:style style:name="P12" style:family="paragraph">
      <loext:graphic-properties draw:fill="none" draw:fill-color="#ffffff"/>
      <style:text-properties fo:font-size="18pt" fo:language="en" fo:country="GB"/>
    </style:style>
    <style:style style:name="P13" style:family="paragraph">
      <style:paragraph-properties fo:text-align="center"/>
      <style:text-properties fo:font-size="18pt" fo:language="en" fo:country="GB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text-indent="0cm" style:writing-mode="lr-tb"/>
    </style:style>
    <style:style style:name="P19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2pt" fo:language="en" fo:country="GB" fo:hyphenate="fals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language="en" fo:country="GB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language="en" fo:country="GB"/>
    </style:style>
    <style:style style:name="T5" style:family="text">
      <style:text-properties style:text-position="-33% 58%" fo:language="en" fo:country="GB"/>
    </style:style>
    <style:style style:name="T6" style:family="text">
      <style:text-properties fo:font-size="18pt" fo:language="en" fo:country="GB"/>
    </style:style>
    <style:style style:name="T7" style:family="text">
      <style:text-properties style:text-position="-33% 58%" fo:font-size="18pt" fo:language="en" fo:country="GB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position="-33% 58%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Computer Electronics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ubtitle 1" presentation:style-name="pr1" draw:text-style-name="P2" draw:layer="layout" svg:width="21.264cm" svg:height="1.633cm" svg:x="2.065cm" svg:y="11.006cm" presentation:class="subtitle" presentation:user-transformed="true">
          <draw:text-box>
            <text:p text:style-name="P1"><text:span text:style-name="T1">Lab 1: Circuit analysis methods</text:span></text:p>
          </draw:text-box>
        </draw:frame>
        <draw:frame draw:name="Title 4" presentation:style-name="pr2" draw:text-style-name="P4" draw:layer="layout" svg:width="21.264cm" svg:height="5.624cm" svg:x="2.065cm" svg:y="5.463cm" presentation:class="title" presentation:user-transformed="true">
          <draw:text-box>
            <text:p text:style-name="P3"><text:span text:style-name="T2">Circuit Theory and </text:span><text:span text:style-name="T2">Electronics Fundamental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21.264cm" svg:height="2.411cm" svg:x="2.065cm" svg:y="4.026cm" presentation:class="title" presentation:user-transformed="true">
          <draw:text-box>
            <text:p text:style-name="P6"><text:span text:style-name="T3">Consider the following circuit</text:span></text:p>
          </draw:text-box>
        </draw:frame>
        <draw:custom-shape draw:style-name="gr2" draw:text-style-name="P8" xml:id="id1" draw:id="id1" draw:layer="layout" svg:width="1.675cm" svg:height="0.551cm" svg:x="9.309cm" svg:y="7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8" draw:id="id8" draw:layer="layout" svg:width="1.675cm" svg:height="0.551cm" svg:x="14.109cm" svg:y="7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3" draw:id="id3" draw:layer="layout" svg:width="1.675cm" svg:height="0.551cm" svg:x="9.309cm" svg:y="11.3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6" draw:id="id6" draw:layer="layout" svg:width="1.675cm" svg:height="0.551cm" svg:x="14.209cm" svg:y="11.3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7" draw:id="id7" draw:layer="layout" svg:width="1.675cm" svg:height="0.551cm" draw:transform="rotate (1.5707963267949) translate (12.376cm 10.422cm)">
          <text:p/>
          <draw:enhanced-geometry svg:viewBox="0 0 21600 21600" draw:type="rectangle" draw:enhanced-path="M 0 0 L 21600 0 21600 21600 0 21600 0 0 Z N"/>
        </draw:custom-shape>
        <draw:connector draw:style-name="gr3" draw:text-style-name="P8" draw:layer="layout" svg:x1="9.309cm" svg:y1="7.681cm" svg:x2="7.655cm" svg:y2="8.748cm" draw:start-shape="id1" draw:start-glue-point="3" draw:end-shape="id2" draw:end-glue-point="4" svg:d="M9309 7681h-1654v1067" svg:viewBox="0 0 1655 1068">
          <text:p/>
        </draw:connector>
        <draw:connector draw:style-name="gr3" draw:text-style-name="P8" draw:layer="layout" svg:x1="7.655cm" svg:y1="10.591cm" svg:x2="9.309cm" svg:y2="11.581cm" draw:start-shape="id2" draw:start-glue-point="8" draw:end-shape="id3" draw:end-glue-point="3" svg:d="M7655 10591v990h1654" svg:viewBox="0 0 1655 991">
          <text:p/>
        </draw:connector>
        <draw:connector draw:style-name="gr3" draw:text-style-name="P8" draw:layer="layout" draw:line-skew="0.2cm" svg:x1="17.2cm" svg:y1="14.525cm" svg:x2="12.643cm" svg:y2="14.948cm" draw:start-shape="id4" draw:start-glue-point="2" draw:end-shape="id5" draw:end-glue-point="6" svg:d="M17200 14525v1124h-4557v-701" svg:viewBox="0 0 4558 1125">
          <text:p/>
        </draw:connector>
        <draw:connector draw:style-name="gr3" draw:text-style-name="P8" draw:layer="layout" svg:x1="10.984cm" svg:y1="11.581cm" svg:x2="14.209cm" svg:y2="11.581cm" draw:start-shape="id3" draw:start-glue-point="1" draw:end-shape="id6" draw:end-glue-point="3" svg:d="M10984 11581h3225" svg:viewBox="0 0 3226 1">
          <text:p/>
        </draw:connector>
        <draw:connector draw:style-name="gr3" draw:text-style-name="P8" draw:layer="layout" svg:x1="12.651cm" svg:y1="10.422cm" svg:x2="14.209cm" svg:y2="11.581cm" draw:start-shape="id7" draw:start-glue-point="3" draw:end-shape="id6" draw:end-glue-point="3" svg:d="M12651 10422v1159h1558" svg:viewBox="0 0 1559 1160">
          <text:p/>
        </draw:connector>
        <draw:connector draw:style-name="gr3" draw:text-style-name="P8" draw:layer="layout" svg:x1="14.109cm" svg:y1="7.681cm" svg:x2="12.651cm" svg:y2="8.747cm" draw:start-shape="id8" draw:start-glue-point="3" draw:end-shape="id7" draw:end-glue-point="1" svg:d="M14109 7681h-1458v1066" svg:viewBox="0 0 1459 1067">
          <text:p/>
        </draw:connector>
        <draw:custom-shape draw:style-name="gr4" draw:text-style-name="P8" xml:id="id2" draw:id="id2" draw:layer="layout" svg:width="1.842cm" svg:height="1.843cm" svg:x="6.734cm" svg:y="8.748cm">
          <text:p text:style-name="P9"><text:span text:style-name="T4">+</text:span></text:p>
          <text:p text:style-name="P9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5" draw:text-style-name="P8" draw:layer="layout" svg:width="1.842cm" svg:height="1.843cm" svg:x="16.279cm" svg:y="12.681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0" draw:layer="layout" svg:x1="17.2cm" svg:y1="14.213cm" svg:x2="17.2cm" svg:y2="12.948cm">
            <text:p/>
          </draw:line>
        </draw:g>
        <draw:frame draw:style-name="gr7" draw:text-style-name="P11" draw:layer="layout" svg:width="1.128cm" svg:height="1.114cm" svg:x="5.381cm" svg:y="9.064cm">
          <draw:text-box>
            <text:p><text:span text:style-name="T4">V</text:span><text:span text:style-name="T5">a</text:span></text:p>
          </draw:text-box>
        </draw:frame>
        <draw:frame draw:style-name="gr8" draw:text-style-name="P12" draw:layer="layout" svg:width="3.041cm" svg:height="1.114cm" svg:x="17.865cm" svg:y="10.011cm">
          <draw:text-box>
            <text:p><text:span text:style-name="T6">I</text:span><text:span text:style-name="T7">b</text:span><text:span text:style-name="T6"> = K</text:span><text:span text:style-name="T7">b</text:span><text:span text:style-name="T6"> V</text:span><text:span text:style-name="T7">b</text:span></text:p>
          </draw:text-box>
        </draw:frame>
        <draw:g xml:id="id9" draw:id="id9">
          <draw:custom-shape draw:style-name="gr9" draw:text-style-name="P8" draw:layer="layout" svg:width="2.153cm" svg:height="2.573cm" svg:x="16.11cm" svg:y="8.33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0" draw:text-style-name="P10" draw:layer="layout" svg:x1="17.184cm" svg:y1="9.084cm" svg:x2="17.184cm" svg:y2="10.349cm">
            <text:p/>
          </draw:line>
        </draw:g>
        <draw:custom-shape draw:style-name="gr11" draw:text-style-name="P13" xml:id="id5" draw:id="id5" draw:layer="layout" svg:width="2.153cm" svg:height="2.573cm" svg:x="11.566cm" svg:y="12.375cm">
          <text:p text:style-name="P9"><text:span text:style-name="T6">+</text:span></text:p>
          <text:p text:style-name="P9"><text:span text:style-name="T6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12" draw:layer="layout" svg:width="3.168cm" svg:height="1.114cm" svg:x="12.987cm" svg:y="14.535cm">
          <draw:text-box>
            <text:p><text:span text:style-name="T8">V</text:span><text:span text:style-name="T9">c</text:span><text:span text:style-name="T8"> = K</text:span><text:span text:style-name="T9">c</text:span><text:span text:style-name="T8"> I</text:span><text:span text:style-name="T9">c</text:span><text:span text:style-name="T6"> </text:span></text:p>
          </draw:text-box>
        </draw:frame>
        <draw:connector draw:style-name="gr3" draw:text-style-name="P9" draw:layer="layout" svg:x1="10.984cm" svg:y1="11.581cm" svg:x2="12.643cm" svg:y2="12.375cm" draw:start-shape="id3" draw:start-glue-point="1" draw:end-shape="id5" draw:end-glue-point="4" svg:d="M10984 11581h1659v794" svg:viewBox="0 0 1660 795">
          <text:p/>
        </draw:connector>
        <draw:connector draw:style-name="gr3" draw:text-style-name="P9" draw:layer="layout" svg:x1="10.984cm" svg:y1="7.681cm" svg:x2="12.651cm" svg:y2="8.747cm" draw:start-shape="id1" draw:start-glue-point="1" draw:end-shape="id7" draw:end-glue-point="1" svg:d="M10984 7681h1667v1066" svg:viewBox="0 0 1668 1067">
          <text:p/>
        </draw:connector>
        <draw:connector draw:style-name="gr3" draw:text-style-name="P9" draw:layer="layout" svg:x1="15.884cm" svg:y1="11.581cm" svg:x2="17.2cm" svg:y2="12.682cm" draw:start-shape="id6" draw:start-glue-point="1" draw:end-shape="id4" draw:end-glue-point="0" svg:d="M15884 11581h1316v1101" svg:viewBox="0 0 1317 1102">
          <text:p/>
        </draw:connector>
        <draw:connector draw:style-name="gr3" draw:text-style-name="P9" draw:layer="layout" svg:x1="15.784cm" svg:y1="7.681cm" svg:x2="17.186cm" svg:y2="8.337cm" draw:start-shape="id8" draw:start-glue-point="1" draw:end-shape="id9" draw:end-glue-point="0" svg:d="M15784 7681h1402v656" svg:viewBox="0 0 1403 657">
          <text:p/>
        </draw:connector>
        <draw:connector draw:style-name="gr3" draw:text-style-name="P9" draw:layer="layout" svg:x1="17.186cm" svg:y1="10.91cm" svg:x2="17.2cm" svg:y2="12.682cm" draw:start-shape="id9" draw:start-glue-point="2" draw:end-shape="id4" draw:end-glue-point="0" svg:d="M17186 10910v886h14v886" svg:viewBox="0 0 15 1773">
          <text:p/>
        </draw:connector>
        <draw:custom-shape draw:style-name="gr2" draw:text-style-name="P8" xml:id="id10" draw:id="id10" draw:layer="layout" svg:width="1.675cm" svg:height="0.551cm" svg:x="9.308cm" svg:y="15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11" draw:id="id11" draw:layer="layout" svg:width="1.675cm" svg:height="0.551cm" draw:transform="rotate (1.5707963267949) translate (7.375cm 14.422cm)">
          <text:p/>
          <draw:enhanced-geometry svg:viewBox="0 0 21600 21600" draw:type="rectangle" draw:enhanced-path="M 0 0 L 21600 0 21600 21600 0 21600 0 0 Z N"/>
        </draw:custom-shape>
        <draw:connector draw:style-name="gr3" draw:text-style-name="P9" draw:layer="layout" svg:x1="10.983cm" svg:y1="15.681cm" svg:x2="12.643cm" svg:y2="14.948cm" draw:start-shape="id10" draw:start-glue-point="1" draw:end-shape="id5" draw:end-glue-point="6" svg:d="M10983 15681h1660v-733" svg:viewBox="0 0 1661 734">
          <text:p/>
        </draw:connector>
        <draw:connector draw:style-name="gr3" draw:text-style-name="P9" draw:layer="layout" svg:x1="7.65cm" svg:y1="12.747cm" svg:x2="9.309cm" svg:y2="11.581cm" draw:start-shape="id11" draw:start-glue-point="1" draw:end-shape="id3" draw:end-glue-point="3" svg:d="M7650 12747v-1166h1659" svg:viewBox="0 0 1660 1167">
          <text:p/>
        </draw:connector>
        <draw:connector draw:style-name="gr3" draw:text-style-name="P9" draw:layer="layout" svg:x1="7.65cm" svg:y1="14.422cm" svg:x2="9.308cm" svg:y2="15.681cm" draw:start-shape="id11" draw:start-glue-point="3" draw:end-shape="id10" draw:end-glue-point="3" svg:d="M7650 14422v1259h1658" svg:viewBox="0 0 1659 1260">
          <text:p/>
        </draw:connector>
        <draw:frame draw:style-name="gr13" draw:text-style-name="P12" draw:layer="layout" svg:width="2.161cm" svg:height="1.114cm" svg:x="18.165cm" svg:y="13.911cm">
          <draw:text-box>
            <text:p><text:span text:style-name="T6">I</text:span><text:span text:style-name="T7">d</text:span></text:p>
          </draw:text-box>
        </draw:frame>
        <draw:frame draw:style-name="gr14" draw:text-style-name="P14" draw:layer="layout" svg:width="1.162cm" svg:height="1.114cm" svg:x="9.676cm" svg:y="7.957cm">
          <draw:text-box>
            <text:p>R<text:span text:style-name="T10">1</text:span></text:p>
          </draw:text-box>
        </draw:frame>
        <draw:frame draw:style-name="gr14" draw:text-style-name="P14" draw:layer="layout" svg:width="1.162cm" svg:height="1.114cm" svg:x="9.653cm" svg:y="15.957cm">
          <draw:text-box>
            <text:p>R<text:span text:style-name="T10">7</text:span></text:p>
          </draw:text-box>
        </draw:frame>
        <draw:frame draw:style-name="gr14" draw:text-style-name="P14" draw:layer="layout" svg:width="1.162cm" svg:height="1.114cm" svg:x="14.523cm" svg:y="11.857cm">
          <draw:text-box>
            <text:p>R<text:span text:style-name="T10">5</text:span></text:p>
          </draw:text-box>
        </draw:frame>
        <draw:frame draw:style-name="gr15" draw:text-style-name="P14" draw:layer="layout" svg:width="1.162cm" svg:height="1.114cm" svg:x="9.606cm" svg:y="11.857cm">
          <draw:text-box>
            <text:p>R<text:span text:style-name="T10">4</text:span></text:p>
          </draw:text-box>
        </draw:frame>
        <draw:frame draw:style-name="gr14" draw:text-style-name="P14" draw:layer="layout" svg:width="1.162cm" svg:height="1.114cm" svg:x="12.767cm" svg:y="9.175cm">
          <draw:text-box>
            <text:p>R<text:span text:style-name="T10">3</text:span></text:p>
          </draw:text-box>
        </draw:frame>
        <draw:frame draw:style-name="gr14" draw:text-style-name="P14" draw:layer="layout" svg:width="1.162cm" svg:height="1.114cm" svg:x="14.429cm" svg:y="7.957cm">
          <draw:text-box>
            <text:p>R<text:span text:style-name="T10">2</text:span></text:p>
          </draw:text-box>
        </draw:frame>
        <draw:frame draw:style-name="gr14" draw:text-style-name="P14" draw:layer="layout" svg:width="1.162cm" svg:height="1.114cm" svg:x="6.213cm" svg:y="12.991cm">
          <draw:text-box>
            <text:p>R<text:span text:style-name="T10">6</text:span></text:p>
          </draw:text-box>
        </draw:frame>
        <draw:custom-shape draw:style-name="gr16" draw:text-style-name="P9" draw:layer="layout" svg:width="0.234cm" svg:height="0.258cm" svg:x="12.517cm" svg:y="11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234cm" svg:height="0.258cm" svg:x="17.0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234cm" svg:height="0.258cm" svg:x="12.518cm" svg:y="15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234cm" svg:height="0.258cm" svg:x="12.518cm" svg:y="7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234cm" svg:height="0.258cm" svg:x="7.5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4" draw:layer="layout" svg:width="1.128cm" svg:height="2.536cm" svg:x="11.343cm" svg:y="8.37cm">
          <draw:text-box>
            <text:p>+</text:p>
            <text:p>V<text:span text:style-name="T10">b</text:span></text:p>
            <text:p>-</text:p>
          </draw:text-box>
        </draw:frame>
        <draw:line draw:style-name="gr18" draw:text-style-name="P15" draw:layer="layout" svg:x1="8.295cm" svg:y1="12.747cm" svg:x2="8.295cm" svg:y2="14.634cm">
          <text:p/>
        </draw:line>
        <draw:frame draw:style-name="gr19" draw:text-style-name="P16" draw:layer="layout" svg:width="0.866cm" svg:height="1.115cm" svg:x="8.138cm" svg:y="12.996cm">
          <draw:text-box>
            <text:p><text:span text:style-name="T8">I</text:span><text:span text:style-name="T9">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5.92cm" svg:height="2.411cm" svg:x="9.159cm" svg:y="4.441cm" presentation:class="title" presentation:user-transformed="true">
          <draw:text-box>
            <text:p text:style-name="P6"><text:span text:style-name="T3">A</text:span><text:span text:style-name="T3">n</text:span><text:span text:style-name="T3">a</text:span><text:span text:style-name="T3">l</text:span><text:span text:style-name="T3">y</text:span><text:span text:style-name="T3">s</text:span><text:span text:style-name="T3">i</text:span><text:span text:style-name="T3">s</text:span></text:p>
          </draw:text-box>
        </draw:frame>
        <draw:frame draw:name="Content Placeholder 2" presentation:style-name="pr6" draw:text-style-name="P19" draw:layer="layout" svg:width="23.027cm" svg:height="8.818cm" svg:x="1.602cm" svg:y="7.157cm" presentation:class="outline" presentation:user-transformed="true">
          <draw:text-box>
            <text:list text:style-name="L1">
              <text:list-item>
                <text:p text:style-name="P17"><text:span text:style-name="T11">Run the supplied Python script, </text:span><text:span text:style-name="T12">t</text:span><text:span text:style-name="T12">1_datagen.m</text:span><text:span text:style-name="T11">, to get the circuit data</text:span></text:p>
              </text:list-item>
              <text:list-item>
                <text:p text:style-name="P17"><text:span text:style-name="T11">Theoretical analysis:</text:span></text:p>
                <text:list>
                  <text:list-item>
                    <text:p text:style-name="P18"><text:span text:style-name="T11"><text:s/></text:span><text:span text:style-name="T11">Analyze the circuit using the mesh method</text:span></text:p>
                  </text:list-item>
                  <text:list-item>
                    <text:p text:style-name="P18"><text:span text:style-name="T11"><text:s/></text:span><text:span text:style-name="T11">Analyze the circuit using the nodal method</text:span></text:p>
                  </text:list-item>
                </text:list>
              </text:list-item>
              <text:list-item>
                <text:p text:style-name="P17"><text:span text:style-name="T11">Simulate the circuit using Ngspice</text:span></text:p>
              </text:list-item>
              <text:list-item>
                <text:p text:style-name="P17"><text:span text:style-name="T11">Compare theoretical and simulation results and explain why they are the same or why they may have small differenc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06">06/03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</text:span><text:span text:style-name="MT3">C</text:span><text:span text:style-name="MT3">F</text:span><text:span text:style-name="MT3">E: </text:span><text:span text:style-name="MT3">D</text:span><text:span text:style-name="MT3">E</text:span><text:span text:style-name="MT3">E</text:span><text:span text:style-name="MT3">C/</text:span><text:span text:style-name="MT3">In</text:span><text:span text:style-name="MT3">sti</text:span><text:span text:style-name="MT3">tu</text:span><text:span text:style-name="MT3">to </text:span><text:span text:style-name="MT3">S</text:span><text:span text:style-name="MT3">u</text:span><text:span text:style-name="MT3">p</text:span><text:span text:style-name="MT3">er</text:span><text:span text:style-name="MT3">io</text:span><text:span text:style-name="MT3">r </text:span><text:span text:style-name="MT3">T</text:span><text:span text:style-name="MT3">é</text:span><text:span text:style-name="MT3">c</text:span><text:span text:style-name="MT3">ni</text:span><text:span text:style-name="MT3">c</text:span><text:span text:style-name="MT3">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text:span text:style-name="MT5">t</text:span><text:span text:style-name="MT5">i</text:span><text:span text:style-name="MT5">t</text:span><text:span text:style-name="MT5">l</text:span><text:span text:style-name="MT5">e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06">06/03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</text:span><text:span text:style-name="MT3">C</text:span><text:span text:style-name="MT3">F</text:span><text:span text:style-name="MT3">E: </text:span><text:span text:style-name="MT3">D</text:span><text:span text:style-name="MT3">E</text:span><text:span text:style-name="MT3">E</text:span><text:span text:style-name="MT3">C/</text:span><text:span text:style-name="MT3">In</text:span><text:span text:style-name="MT3">sti</text:span><text:span text:style-name="MT3">tu</text:span><text:span text:style-name="MT3">to </text:span><text:span text:style-name="MT3">S</text:span><text:span text:style-name="MT3">u</text:span><text:span text:style-name="MT3">p</text:span><text:span text:style-name="MT3">er</text:span><text:span text:style-name="MT3">io</text:span><text:span text:style-name="MT3">r </text:span><text:span text:style-name="MT3">T</text:span><text:span text:style-name="MT3">é</text:span><text:span text:style-name="MT3">c</text:span><text:span text:style-name="MT3">ni</text:span><text:span text:style-name="MT3">c</text:span><text:span text:style-name="MT3">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78</meta:editing-cycles>
    <meta:creation-date>2014-07-21T10:31:21</meta:creation-date>
    <dc:date>2021-03-06T18:16:43.792179650</dc:date>
    <meta:editing-duration>P1DT2H32M7S</meta:editing-duration>
    <meta:generator>LibreOffice/6.0.7.3$Linux_X86_64 LibreOffice_project/00m0$Build-3</meta:generator>
    <meta:document-statistic meta:object-count="91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